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100" manifest:media-type=""/>
  <manifest:file-entry manifest:full-path="settings.xml" manifest:media-type="text/xml"/>
  <manifest:file-entry manifest:full-path="content.xml" manifest:media-type="text/xml"/>
  <manifest:file-entry manifest:full-path="Obj100" manifest:media-type="application/vnd.sun.star.oleobjec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宋体" svg:font-family="宋体"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宋体1" svg:font-family="宋体"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font-name="Times New Roman" fo:font-size="11.5pt" style:font-size-asian="11.5pt" style:font-name-complex="Times New Roman1" style:font-size-complex="11.5pt"/>
    </style:style>
    <style:style style:name="P2" style:family="paragraph" style:parent-style-name="Standard">
      <style:paragraph-properties fo:margin-top="0in" fo:margin-bottom="0in" style:contextual-spacing="false" fo:line-height="100%" fo:text-align="justify" style:justify-single-word="false"/>
      <style:text-properties style:font-name="Times New Roman" fo:font-size="11.5pt" style:font-size-asian="11.5pt" style:font-name-complex="Times New Roman1" style:font-size-complex="11.5pt"/>
    </style:style>
    <style:style style:name="P3" style:family="paragraph" style:parent-style-name="Standard">
      <style:paragraph-properties fo:margin-top="0in" fo:margin-bottom="0in" style:contextual-spacing="false" fo:text-align="justify" style:justify-single-word="false"/>
      <style:text-properties style:font-name="Times New Roman" fo:font-size="14pt" fo:font-weight="bold" style:font-size-asian="14pt" style:font-weight-asian="bold" style:font-name-complex="Times New Roman1" style:font-size-complex="14pt"/>
    </style:style>
    <style:style style:name="P4" style:family="paragraph" style:parent-style-name="Standard">
      <style:paragraph-properties fo:margin-top="0in" fo:margin-bottom="0in" style:contextual-spacing="false" fo:line-height="100%" fo:text-align="justify" style:justify-single-word="false"/>
    </style:style>
    <style:style style:name="P5" style:family="paragraph" style:parent-style-name="Standard">
      <style:paragraph-properties fo:margin-top="0in" fo:margin-bottom="0in" style:contextual-spacing="false" fo:line-height="100%" fo:text-align="center" style:justify-single-word="false"/>
    </style:style>
    <style:style style:name="P6" style:family="paragraph" style:parent-style-name="Standard">
      <style:paragraph-properties fo:margin-top="0in" fo:margin-bottom="0in" style:contextual-spacing="false" fo:line-height="100%" fo:text-align="justify" style:justify-single-word="false"/>
      <style:text-properties fo:font-size="12pt" fo:font-weight="bold" style:font-size-asian="12pt" style:font-weight-asian="bold" style:font-size-complex="12pt"/>
    </style:style>
    <style:style style:name="P7" style:family="paragraph" style:parent-style-name="Standard">
      <style:paragraph-properties fo:margin-top="0in" fo:margin-bottom="0in" style:contextual-spacing="false" fo:text-align="center" style:justify-single-word="false"/>
      <style:text-properties fo:font-size="16pt" fo:font-weight="bold" style:font-size-asian="16pt" style:font-weight-asian="bold" style:font-name-complex="Times New Roman1" style:font-size-complex="16pt"/>
    </style:style>
    <style:style style:name="P8" style:family="paragraph" style:parent-style-name="Standard">
      <style:paragraph-properties fo:margin-top="0in" fo:margin-bottom="0in" style:contextual-spacing="false" fo:text-align="center" style:justify-single-word="false"/>
      <style:text-properties fo:font-size="14pt" fo:font-weight="bold" style:font-size-asian="14pt" style:font-weight-asian="bold" style:font-name-complex="Times New Roman1" style:font-size-complex="14pt"/>
    </style:style>
    <style:style style:name="P9" style:family="paragraph" style:parent-style-name="Standard">
      <style:paragraph-properties fo:margin-top="0in" fo:margin-bottom="0.0189in" style:contextual-spacing="false" fo:line-height="100%" fo:text-align="justify" style:justify-single-word="false"/>
    </style:style>
    <style:style style:name="P10" style:family="paragraph" style:parent-style-name="Standard">
      <style:paragraph-properties fo:margin-top="0in" fo:margin-bottom="0.0189in" style:contextual-spacing="false" fo:line-height="100%" fo:text-align="justify" style:justify-single-word="false"/>
      <style:text-properties officeooo:paragraph-rsid="000d1817"/>
    </style:style>
    <style:style style:name="P11" style:family="paragraph" style:parent-style-name="Standard">
      <style:paragraph-properties fo:margin-top="0in" fo:margin-bottom="0.0189in" style:contextual-spacing="false" fo:line-height="100%" fo:text-align="justify" style:justify-single-word="false"/>
      <style:text-properties style:font-name="Times New Roman" fo:font-size="11.5pt" fo:font-weight="bold" style:font-size-asian="11.5pt" style:font-weight-asian="bold" style:font-name-complex="Times New Roman1" style:font-size-complex="11.5pt"/>
    </style:style>
    <style:style style:name="P12" style:family="paragraph" style:parent-style-name="Standard">
      <style:paragraph-properties fo:margin-top="0in" fo:margin-bottom="0.0189in" style:contextual-spacing="false" fo:line-height="100%" fo:text-align="justify" style:justify-single-word="false"/>
      <style:text-properties style:font-name="Times New Roman" fo:font-size="11.5pt" style:font-size-asian="11.5pt" style:font-name-complex="Times New Roman1" style:font-size-complex="11.5pt"/>
    </style:style>
    <style:style style:name="P13" style:family="paragraph" style:parent-style-name="List_20_Paragraph">
      <style:paragraph-properties fo:margin-left="0.25in" fo:margin-right="0in" fo:margin-top="0in" fo:margin-bottom="0.0189in" style:contextual-spacing="true" fo:line-height="100%" fo:text-align="justify" style:justify-single-word="false" fo:text-indent="0in" style:auto-text-indent="false"/>
      <style:text-properties style:font-name="Times New Roman" fo:font-size="14pt" fo:font-weight="bold" style:font-size-asian="14pt" style:font-weight-asian="bold" style:font-name-complex="Times New Roman1" style:font-size-complex="14pt"/>
    </style:style>
    <style:style style:name="P14" style:family="paragraph" style:parent-style-name="List_20_Paragraph">
      <style:paragraph-properties fo:margin-left="0.5457in" fo:margin-right="0in" fo:margin-top="0in" fo:margin-bottom="0in" style:contextual-spacing="true" fo:line-height="100%" fo:text-align="justify" style:justify-single-word="false" fo:text-indent="0in" style:auto-text-indent="false"/>
      <style:text-properties style:font-name="Times New Roman" fo:font-size="11.5pt" style:font-size-asian="11.5pt" style:font-name-complex="Times New Roman1" style:font-size-complex="11.5pt"/>
    </style:style>
    <style:style style:name="P15" style:family="paragraph" style:parent-style-name="Standard" style:master-page-name="Standard">
      <style:paragraph-properties fo:margin-top="0in" fo:margin-bottom="0in" style:contextual-spacing="false" fo:text-align="center" style:justify-single-word="false" style:page-number="auto"/>
      <style:text-properties fo:font-size="16pt" fo:font-weight="bold" style:font-size-asian="16pt" style:font-weight-asian="bold" style:font-name-complex="Times New Roman1" style:font-size-complex="16pt"/>
    </style:style>
    <style:style style:name="P16" style:family="paragraph" style:parent-style-name="Standard">
      <style:paragraph-properties fo:margin-top="0in" fo:margin-bottom="0.0189in" style:contextual-spacing="false" fo:line-height="100%" fo:text-align="justify" style:justify-single-word="false"/>
      <style:text-properties fo:color="#0000ff" style:font-name="Times New Roman" fo:font-size="11.5pt" officeooo:rsid="000d1817" officeooo:paragraph-rsid="000d1817" style:font-size-asian="11.5pt" style:font-name-complex="Times New Roman1" style:font-size-complex="11.5pt"/>
    </style:style>
    <style:style style:name="P17" style:family="paragraph" style:parent-style-name="Standard">
      <style:paragraph-properties fo:margin-top="0in" fo:margin-bottom="0.0189in" style:contextual-spacing="false" fo:line-height="100%" fo:text-align="justify" style:justify-single-word="false"/>
      <style:text-properties style:font-name="Times New Roman" fo:font-size="11.5pt" officeooo:rsid="000d1817" officeooo:paragraph-rsid="000d1817" style:font-size-asian="11.5pt" style:font-name-complex="Times New Roman1" style:font-size-complex="11.5pt"/>
    </style:style>
    <style:style style:name="P18" style:family="paragraph" style:parent-style-name="Default" style:list-style-name="WWNum20">
      <style:paragraph-properties fo:text-align="justify" style:justify-single-word="false"/>
      <style:text-properties style:font-name="Times New Roman" fo:font-size="11.5pt" style:font-size-asian="11.5pt" style:font-name-complex="Times New Roman1" style:font-size-complex="11.5pt"/>
    </style:style>
    <style:style style:name="P19" style:family="paragraph" style:parent-style-name="List_20_Paragraph" style:list-style-name="WWNum21">
      <style:paragraph-properties fo:margin-top="0in" fo:margin-bottom="0in" style:contextual-spacing="true" fo:line-height="100%" fo:text-align="justify" style:justify-single-word="false"/>
    </style:style>
    <style:style style:name="P20" style:family="paragraph" style:parent-style-name="List_20_Paragraph" style:list-style-name="WWNum20">
      <style:paragraph-properties fo:margin-top="0in" fo:margin-bottom="0in" style:contextual-spacing="true" fo:line-height="100%" fo:text-align="justify" style:justify-single-word="false"/>
    </style:style>
    <style:style style:name="P21" style:family="paragraph" style:parent-style-name="List_20_Paragraph" style:list-style-name="WWNum10">
      <style:paragraph-properties fo:margin-top="0in" fo:margin-bottom="0in" style:contextual-spacing="true" fo:line-height="100%" fo:text-align="justify" style:justify-single-word="false"/>
    </style:style>
    <style:style style:name="P22" style:family="paragraph" style:parent-style-name="List_20_Paragraph" style:list-style-name="WWNum21">
      <style:paragraph-properties fo:margin-top="0in" fo:margin-bottom="0in" style:contextual-spacing="true" fo:line-height="100%" fo:text-align="justify" style:justify-single-word="false"/>
      <style:text-properties style:font-name="Times New Roman" fo:font-size="11.5pt" style:font-size-asian="11.5pt" style:font-name-complex="Times New Roman1" style:font-size-complex="11.5pt"/>
    </style:style>
    <style:style style:name="P23" style:family="paragraph" style:parent-style-name="List_20_Paragraph" style:list-style-name="WWNum19">
      <style:paragraph-properties fo:margin-top="0in" fo:margin-bottom="0.0189in" style:contextual-spacing="true" fo:line-height="100%" fo:text-align="justify" style:justify-single-word="false"/>
      <style:text-properties style:font-name="Times New Roman" fo:font-size="11.5pt" style:font-size-asian="11.5pt" style:font-name-complex="Times New Roman1" style:font-size-complex="11.5pt"/>
    </style:style>
    <style:style style:name="P24" style:family="paragraph" style:parent-style-name="List_20_Paragraph" style:list-style-name="WWNum18">
      <style:paragraph-properties fo:margin-top="0in" fo:margin-bottom="0.0189in" style:contextual-spacing="true" fo:line-height="100%" fo:text-align="justify" style:justify-single-word="false"/>
      <style:text-properties fo:color="#0000ff" style:font-name="Times New Roman" fo:font-size="11.5pt" style:font-size-asian="11.5pt" style:font-name-complex="Times New Roman1" style:font-size-complex="11.5pt"/>
    </style:style>
    <style:style style:name="P25" style:family="paragraph" style:parent-style-name="List_20_Paragraph" style:list-style-name="WWNum20">
      <style:paragraph-properties fo:margin-top="0in" fo:margin-bottom="0.0189in" style:contextual-spacing="true" fo:line-height="100%" fo:text-align="justify" style:justify-single-word="false"/>
    </style:style>
    <style:style style:name="P26" style:family="paragraph" style:parent-style-name="List_20_Paragraph" style:list-style-name="WWNum4">
      <style:paragraph-properties fo:margin-left="0in" fo:margin-right="0in" fo:margin-top="0in" fo:margin-bottom="0in" style:contextual-spacing="true" fo:line-height="100%" fo:text-align="justify" style:justify-single-word="false" fo:text-indent="0in" style:auto-text-indent="false"/>
      <style:text-properties style:font-name="Times New Roman" fo:font-size="11.5pt" officeooo:rsid="00096132" officeooo:paragraph-rsid="00096132" style:font-size-asian="11.5pt" style:font-name-complex="Times New Roman1" style:font-size-complex="11.5pt"/>
    </style:style>
    <style:style style:name="T1" style:family="text">
      <style:text-properties style:font-name="Times New Roman" fo:font-size="11.5pt" style:font-size-asian="11.5pt" style:font-name-complex="Times New Roman1" style:font-size-complex="11.5pt"/>
    </style:style>
    <style:style style:name="T2" style:family="text">
      <style:text-properties style:font-name="Times New Roman" fo:font-size="11.5pt" officeooo:rsid="000d1817" style:font-size-asian="11.5pt" style:font-name-complex="Times New Roman1" style:font-size-complex="11.5pt"/>
    </style:style>
    <style:style style:name="T3" style:family="text">
      <style:text-properties style:font-name="Times New Roman" fo:font-size="11.5pt" officeooo:rsid="000f5615" style:font-size-asian="11.5pt" style:font-name-complex="Times New Roman1" style:font-size-complex="11.5pt"/>
    </style:style>
    <style:style style:name="T4" style:family="text">
      <style:text-properties style:font-name="Times New Roman" fo:font-size="11.5pt" fo:font-style="italic" fo:font-weight="bold" style:font-size-asian="11.5pt" style:font-style-asian="italic" style:font-weight-asian="bold" style:font-name-complex="Times New Roman1" style:font-size-complex="11.5pt"/>
    </style:style>
    <style:style style:name="T5" style:family="text">
      <style:text-properties style:font-name="Times New Roman" fo:font-size="11.5pt" fo:font-weight="bold" style:font-size-asian="11.5pt" style:font-weight-asian="bold" style:font-name-complex="Times New Roman1" style:font-size-complex="11.5pt"/>
    </style:style>
    <style:style style:name="T6" style:family="text">
      <style:text-properties style:font-name="Times New Roman" fo:font-size="11.5pt" fo:font-weight="bold" officeooo:rsid="00092825" style:font-size-asian="11.5pt" style:font-weight-asian="bold" style:font-name-complex="Times New Roman1" style:font-size-complex="11.5pt"/>
    </style:style>
    <style:style style:name="T7" style:family="text">
      <style:text-properties style:font-name="Times New Roman" fo:font-size="11.5pt" fo:font-weight="bold" officeooo:rsid="000d0321" style:font-size-asian="11.5pt" style:font-weight-asian="bold" style:font-name-complex="Times New Roman1" style:font-size-complex="11.5pt"/>
    </style:style>
    <style:style style:name="T8" style:family="text">
      <style:text-properties fo:color="#0000ff" style:font-name="Times New Roman" fo:font-size="11.5pt" style:font-size-asian="11.5pt" style:font-name-complex="Times New Roman1" style:font-size-complex="11.5pt"/>
    </style:style>
    <style:style style:name="T9" style:family="text">
      <style:text-properties fo:color="#000000" style:font-name="Wingdings" fo:font-size="11.5pt" style:font-size-asian="11.5pt" style:font-name-complex="Wingdings2" style:font-size-complex="11.5pt"/>
    </style:style>
    <style:style style:name="T10" style:family="text">
      <style:text-properties officeooo:rsid="000d0321"/>
    </style:style>
    <style:style style:name="T11" style:family="text">
      <style:text-properties officeooo:rsid="000d1817"/>
    </style:style>
    <style:style style:name="T12" style:family="text">
      <style:text-properties officeooo:rsid="000d5f37"/>
    </style:style>
    <style:style style:name="T13" style:family="text">
      <style:text-properties officeooo:rsid="000f5615"/>
    </style:style>
    <style:style style:name="fr1" style:family="graphic" style:parent-style-name="OLE">
      <style:graphic-properties style:vertical-pos="top" style:vertical-rel="baseline" draw:ole-draw-aspect="1" draw:visible-area-top="0in" draw:visible-area-width="1.9697in" draw:visible-area-height="1.9697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SCI 561: Foundations of Artificial Intelligence</text:p>
      <text:p text:style-name="P7">Instructor: Prof. Laurent Itti</text:p>
      <text:p text:style-name="P7">Homework #1: Uni<text:span text:style-name="T13">n</text:span>formed Search</text:p>
      <text:p text:style-name="P8">Due on February 1<text:span text:style-name="T10">2</text:span> at 11:59pm, 201<text:span text:style-name="T10">4</text:span></text:p>
      <text:p text:style-name="P1"/>
      <text:p text:style-name="P1"/>
      <text:p text:style-name="P4"><text:span text:style-name="T1">In this assignment, we will re-examine the small-world experiment in social network using uni</text:span><text:span text:style-name="T3">n</text:span><text:span text:style-name="T1">formed search algorithms. For those who are not familiar with the experiment, please refer to </text:span><text:span text:style-name="T8"><text:bookmark-ref text:reference-format="number" text:ref-name="_Ref346737646">[2].</text:bookmark-ref></text:span><text:span text:style-name="T1"> To give you a realistic and modern context, we twist the experiment and put it into a limited scope of a simplified social network. Suppose </text:span><text:span text:style-name="T4">Alice</text:span><text:span text:style-name="T1"> is a graduate student in computer science at USC, and she wants to start her own IT company by applying a great idea. She has to look for investment from industry. </text:span><text:span text:style-name="T4">Noah</text:span><text:span text:style-name="T1"> catches her eye as a CEO of a notable venture capital company. </text:span><text:span text:style-name="T4">Alice</text:span><text:span text:style-name="T1"> plans to send </text:span><text:span text:style-name="T4">Noah </text:span><text:span text:style-name="T1">a message and give her an outline of the startup plan. To make herself reliable, </text:span><text:span text:style-name="T4">Alice</text:span><text:span text:style-name="T1"> thinks it’s good to send the message via Facebook to someone </text:span><text:span text:style-name="T4">Noah</text:span><text:span text:style-name="T1"> trusts and who is also her friend in an effort to convey the message. Thanks to Facebook, </text:span><text:span text:style-name="T4">Alice</text:span><text:span text:style-name="T1"> is able to see the friends </text:span><text:span text:style-name="T4">Noah</text:span><text:span text:style-name="T1"> has. Unfortunately, </text:span><text:span text:style-name="T4">Alice</text:span><text:span text:style-name="T1"> cannot find any mutual friends she has with </text:span><text:span text:style-name="T4">Noah</text:span><text:span text:style-name="T1">. However, with the help of one of her friends, who is an expert in social network mining, she manages to find the relevant people who might be able to forward her message. The following figure depicts the social network, where links between two nodes represent “friend” relationship between the two people. There are three factors she should consider while sending her message:</text:span></text:p>
      <text:p text:style-name="P5"><draw:frame draw:style-name="fr1" draw:name="1" text:anchor-type="as-char" svg:width="3.8764in" svg:height="2.5453in" draw:z-index="0"><draw:object-ole xlink:href="./Obj100" xlink:type="simple" xlink:show="embed" xlink:actuate="onLoad"/><draw:image xlink:href="./ObjectReplacements/Obj100" xlink:type="simple" xlink:show="embed" xlink:actuate="onLoad"/></draw:frame></text:p>
      <text:p text:style-name="P1"/>
      <text:list xml:id="list5092366820742885949" text:style-name="WWNum21">
        <text:list-item>
          <text:p text:style-name="P19"><text:span text:style-name="T1">To transmit the message as efficiently as possible, </text:span><text:span text:style-name="T4">Alice </text:span><text:span text:style-name="T1">will use a postscript in her message to tell anyone who receives the message that she/he should only forward it to her/his friends. This means the message is forwarded along the “friendship” links in the social network. Otherwise, Alice could be at risk of failure in delivering the message since one would not forward the message if she/he receives from someone unknown to her/him. </text:span></text:p>
        </text:list-item>
        <text:list-item>
          <text:p text:style-name="P19"><text:span text:style-name="T1">The delivery time is one of </text:span><text:span text:style-name="T4">Alice</text:span><text:span text:style-name="T1">’s concerns. Her expert friend helped estimate the reaction time it takes for one to receive a message from another person and forward the </text:span><text:soft-page-break/><text:span text:style-name="T1">message. It was done by mining the social interactions in Facebook. To deliver the message as soon as possible, </text:span><text:span text:style-name="T4">Alice</text:span><text:span text:style-name="T1"> should choose a traversal path that is optimal. </text:span></text:p>
        </text:list-item>
        <text:list-item>
          <text:p text:style-name="P22">As you know, online social networks such as Facebook are not quite reliable in terms of privacy protection. While sending the message, there is a certain chance that the message gets disclosed and becomes “public”. This is definitely not what Alice wants. Her expert friend also calculated a risk value for the message getting disclosed when it is sent between two people. A higher risk value indicates a greater risk. </text:p>
        </text:list-item>
      </text:list>
      <text:p text:style-name="P13"/>
      <text:p text:style-name="P4"><text:span text:style-name="T1">You will need to write a program to implement the following search algorithms, to help </text:span><text:span text:style-name="T4">Alice</text:span><text:span text:style-name="T1"> find optimal traversal path(s) to send her message to reach </text:span><text:span text:style-name="T4">Noah</text:span><text:span text:style-name="T1">.</text:span></text:p>
      <text:list xml:id="list1577676842153788196" text:style-name="WWNum19">
        <text:list-item>
          <text:p text:style-name="P23">Breadth-first search (30 pts)</text:p>
        </text:list-item>
        <text:list-item>
          <text:p text:style-name="P23">Depth-first search (30 pts)</text:p>
        </text:list-item>
        <text:list-item>
          <text:p text:style-name="P23">Uniform-cost search <text:span text:style-name="T11">u</text:span>sing time as cost (<text:span text:style-name="T11">4</text:span>0 pts)</text:p>
        </text:list-item>
      </text:list>
      <text:list xml:id="list1365211137412928467" text:style-name="WWNum4">
        <text:list-header>
          <text:p text:style-name="P26">Note: When the costs of expanding two or more nodes are equal, we require that you expand them alphabetically (i.e. David before Sophie). This will ensure that there is only one correct solution for each problem.</text:p>
        </text:list-header>
      </text:list>
      <text:p text:style-name="P14"/>
      <text:p text:style-name="P9"><text:span text:style-name="T5">Input: </text:span><text:span text:style-name="T1">You are provided with a file </text:span><text:span text:style-name="T8">social-network.txt</text:span><text:span text:style-name="T1"> based on Figure 1. </text:span><text:span text:style-name="T2">The first few lines will look something like this:</text:span></text:p>
      <text:p text:style-name="P16">Alice</text:p>
      <text:p text:style-name="P16">Lena</text:p>
      <text:p text:style-name="P16">Noah</text:p>
      <text:p text:style-name="P10"><text:span text:style-name="T1">This </text:span><text:span text:style-name="T2">is a list of names representing the nodes of the graph.</text:span><text:span text:style-name="T1"> </text:span><text:span text:style-name="T2">The rest of the file contains the matrix representation of the graph edges. It will look something like this:</text:span></text:p>
      <text:p text:style-name="P16">0 5 10</text:p>
      <text:p text:style-name="P16">5 0 2</text:p>
      <text:p text:style-name="P16">10 2 0</text:p>
      <text:p text:style-name="P17">The rows and columns correspond to the nodes in the same order. For example, the first row tells us that Alice is not connected to herself (0), that she is connected to Lena with a value 5, and connected to Noah with a value 10. In this assignment we will assume that all relationships are mutual, so the matrix is symmetrical. A weight of 0 indicates that there is no edge between the two people, and any other value describes the amount of time for a message to be forwarded from one person to the other.</text:p>
      <text:p text:style-name="P11"/>
      <text:p text:style-name="P9"><text:span text:style-name="T5">Output: </text:span><text:span text:style-name="T1">The program should output the nodes (separated by “</text:span><text:span text:style-name="T8">-</text:span><text:span text:style-name="T1">”) in the order that show the path of forwarding the message. For example,</text:span><text:span text:style-name="T5"> </text:span><text:span text:style-name="T8">Alice-Ben-Frank-Gill-Mark-Noah</text:span><text:span text:style-name="T5">.</text:span><text:span text:style-name="T1"> </text:span></text:p>
      <text:p text:style-name="P12">There should be <text:span text:style-name="T12">three</text:span> .txt output files (one for each algorithm). <text:s/></text:p>
      <text:list xml:id="list4982562060653058300" text:style-name="WWNum18">
        <text:list-item>
          <text:p text:style-name="P24">breadth-first.result.txt</text:p>
        </text:list-item>
        <text:list-item>
          <text:p text:style-name="P24">depth-first.result.txt</text:p>
        </text:list-item>
        <text:list-item>
          <text:p text:style-name="P24">uniform-cost.result.txt</text:p>
        </text:list-item>
      </text:list>
      <text:p text:style-name="P6"/>
      <text:p text:style-name="P3">Deliverables:</text:p>
      <text:list xml:id="list1539254747265374195" text:style-name="WWNum20">
        <text:list-item>
          <text:p text:style-name="P18">You are required to hand in well documented code that implements the specified program, and your output files as well.</text:p>
        </text:list-item>
        <text:list-item>
          <text:p text:style-name="P25"><text:span text:style-name="T1">Please include a </text:span><text:span text:style-name="T8">readme.txt</text:span><text:span text:style-name="T1"> that describes how to compile and execute your code, as well as any comments you may have. <text:s/></text:span></text:p>
        </text:list-item>
        <text:list-item>
          <text:p text:style-name="P25"><text:soft-page-break/><text:span text:style-name="T1">Implementation language is not important. You are free to choose the one that you feel most comfortable with. However, if you code in C, C++, C#, or Java, the TA will be better able to assist you </text:span><text:span text:style-name="T9"></text:span><text:span text:style-name="T1">. </text:span><text:bookmark text:name="_GoBack"/></text:p>
        </text:list-item>
        <text:list-item>
          <text:p text:style-name="P20"><text:span text:style-name="T1">The deadline for this assignment is </text:span><text:span text:style-name="T5">Wednesday February 1</text:span><text:span text:style-name="T7">2</text:span><text:span text:style-name="T5">, at 11:59pm Los Angeles time</text:span><text:span text:style-name="T1">. Please turn in all materials as a </text:span><text:span text:style-name="T5">.zip</text:span><text:span text:style-name="T1"> file via </text:span><text:span text:style-name="T5">Blackbo</text:span><text:span text:style-name="T6">ar</text:span><text:span text:style-name="T5">d</text:span><text:span text:style-name="T1">, with the title format </text:span><text:span text:style-name="T8">[firstname]_[lastname]_HW1.zip</text:span><text:span text:style-name="T1"> (e.g., </text:span><text:span text:style-name="T8">Mark_Zuckerberg _HW1.zip</text:span><text:span text:style-name="T1">).</text:span></text:p>
        </text:list-item>
      </text:list>
      <text:p text:style-name="P2"/>
      <text:p text:style-name="P3">References</text:p>
      <text:list xml:id="list5294978977511684540" text:style-name="WWNum10">
        <text:list-item>
          <text:p text:style-name="P21"><text:bookmark-start text:name="_Ref346737644"/><text:a xlink:type="simple" xlink:href="http://en.wikipedia.org/wiki/Small-world_experiment"><text:span text:style-name="T1">http://en.wikipedia.org/wiki/Small-world_experiment</text:span></text:a><text:bookmark-end text:name="_Ref346737644"/></text:p>
        </text:list-item>
        <text:list-item>
          <text:p text:style-name="P21"><text:bookmark-start text:name="_Ref346737646"/><text:a xlink:type="simple" xlink:href="http://www.cs.cornell.edu/home/kleinber/swn.d/swn.html"><text:span text:style-name="T1">http://www.cs.cornell.edu/home/kleinber/swn.d/swn.html</text:span></text:a><text:bookmark-end text:name="_Ref346737646"/></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宋体" svg:font-family="宋体"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宋体1" svg:font-family="宋体"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zh" style:country-asian="CN" style:font-name-complex="Tahoma"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zh" style:country-asian="CN"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 style:family="paragraph" style:default-outline-level="">
      <style:paragraph-properties fo:margin-top="0in" fo:margin-bottom="0in" style:contextual-spacing="false" fo:line-height="100%" fo:orphans="2" fo:widows="2" style:writing-mode="lr-tb"/>
      <style:text-properties fo:color="#000000" style:font-name="Arial1" fo:font-size="12pt" style:font-size-asian="12pt" style:font-name-complex="Arial2"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er" style:family="paragraph" style:parent-style-name="Standard" style:default-outline-level="" style:class="extra">
      <style:paragraph-properties fo:margin-top="0in" fo:margin-bottom="0in" style:contextual-spacing="fals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宋体" fo:font-size="9pt" style:font-name-asian="宋体1" style:font-size-asian="9pt" style:font-size-complex="9pt"/>
    </style:style>
    <style:style style:name="Default_20_Paragraph_20_Font" style:display-name="Default Paragraph Font" style:family="text"/>
    <style:style style:name="页眉_20_Char" style:display-name="页眉 Char" style:family="text" style:parent-style-name="Default_20_Paragraph_20_Font"/>
    <style:style style:name="页脚_20_Char" style:display-name="页脚 Char" style:family="text" style:parent-style-name="Default_20_Paragraph_20_Font"/>
    <style:style style:name="批注框文本_20_Char" style:display-name="批注框文本 Char" style:family="text" style:parent-style-name="Default_20_Paragraph_20_Font">
      <style:text-properties style:font-name="宋体" fo:font-size="9pt" style:font-name-asian="宋体1"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1"/>
    </style:style>
    <style:style style:name="ListLabel_20_2" style:display-name="ListLabel 2" style:family="text">
      <style:text-properties style:font-name-complex="Times New Roman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457in"/>
        </style:list-level-properties>
        <style:text-properties style:font-name="Wingdings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45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57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045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45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57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45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45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57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25in"/>
        </style:list-level-properties>
        <style:text-properties fo:font-family="'Times New Roman'" style:font-style-name="Regular"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my Wu</meta:initial-creator>
    <meta:editing-cycles>1686</meta:editing-cycles>
    <meta:print-date>2012-10-27T01:14:00</meta:print-date>
    <meta:creation-date>2012-08-23T12:06:00</meta:creation-date>
    <dc:date>2014-01-27T13:27:58.892000000</dc:date>
    <meta:editing-duration>PT43M44S</meta:editing-duration>
    <meta:generator>LibreOffice/4.1.2.3$Windows_x86 LibreOffice_project/40b2d7fde7e8d2d7bc5a449dc65df4d08a7dd38</meta:generator>
    <meta:document-statistic meta:table-count="0" meta:image-count="0" meta:object-count="1" meta:page-count="3" meta:paragraph-count="36" meta:word-count="863" meta:character-count="5110" meta:non-whitespace-character-count="429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